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3ccd" officeooo:paragraph-rsid="00093ccd"/>
    </style:style>
    <style:style style:name="P2" style:family="paragraph" style:parent-style-name="Standard">
      <style:text-properties style:font-name="Noto Sans CJK JP Regular" officeooo:rsid="00093ccd" officeooo:paragraph-rsid="00093ccd"/>
    </style:style>
    <style:style style:name="P3" style:family="paragraph" style:parent-style-name="Standard">
      <style:paragraph-properties fo:text-align="start" style:justify-single-word="false">
        <style:tab-stops>
          <style:tab-stop style:position="4.9374in"/>
        </style:tab-stops>
      </style:paragraph-properties>
      <style:text-properties style:font-name="Noto Sans CJK JP Regular" officeooo:rsid="00093ccd" officeooo:paragraph-rsid="00093ccd"/>
    </style:style>
    <style:style style:name="P4" style:family="paragraph" style:parent-style-name="Standard">
      <style:paragraph-properties>
        <style:tab-stops>
          <style:tab-stop style:position="4.9374in"/>
        </style:tab-stops>
      </style:paragraph-properties>
      <style:text-properties style:font-name="Noto Sans CJK JP Regular" officeooo:rsid="00093ccd" officeooo:paragraph-rsid="00093ccd"/>
    </style:style>
    <style:style style:name="P5" style:family="paragraph" style:parent-style-name="Standard">
      <style:paragraph-properties>
        <style:tab-stops>
          <style:tab-stop style:position="4.9791in"/>
        </style:tab-stops>
      </style:paragraph-properties>
      <style:text-properties style:font-name="Noto Sans CJK JP Regular" officeooo:rsid="00093ccd" officeooo:paragraph-rsid="00093ccd"/>
    </style:style>
    <style:style style:name="P6" style:family="paragraph" style:parent-style-name="Standard">
      <style:paragraph-properties>
        <style:tab-stops>
          <style:tab-stop style:position="5in"/>
        </style:tab-stops>
      </style:paragraph-properties>
      <style:text-properties style:font-name="Noto Sans CJK JP Regular" officeooo:rsid="00093ccd" officeooo:paragraph-rsid="00093ccd"/>
    </style:style>
    <style:style style:name="P7" style:family="paragraph" style:parent-style-name="Standard">
      <style:text-properties style:font-name="Noto Sans CJK JP Regular" fo:font-size="11pt" officeooo:rsid="00093ccd" officeooo:paragraph-rsid="00093ccd" style:font-size-asian="11pt" style:font-size-complex="11pt"/>
    </style:style>
    <style:style style:name="P8" style:family="paragraph" style:parent-style-name="Standard" style:list-style-name="L1">
      <style:text-properties style:font-name="Noto Sans CJK JP Regular" fo:font-size="11pt" officeooo:rsid="00093ccd" officeooo:paragraph-rsid="00093ccd" style:font-size-asian="11pt" style:font-size-complex="11pt"/>
    </style:style>
    <style:style style:name="P9" style:family="paragraph" style:parent-style-name="Standard" style:list-style-name="L2">
      <style:text-properties style:font-name="Noto Sans CJK JP Regular" fo:font-size="11pt" officeooo:rsid="00093ccd" officeooo:paragraph-rsid="000a2436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4.9272in"/>
        </style:tab-stops>
      </style:paragraph-properties>
      <style:text-properties style:font-name="Noto Sans CJK JP Regular" fo:font-size="11pt" officeooo:rsid="00093ccd" officeooo:paragraph-rsid="000b2a7c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4.9272in"/>
        </style:tab-stops>
      </style:paragraph-properties>
      <style:text-properties style:font-name="Noto Sans CJK JP Regular" fo:font-size="11pt" officeooo:rsid="00093ccd" officeooo:paragraph-rsid="000d1a3d" style:font-size-asian="11pt" style:font-size-complex="11pt"/>
    </style:style>
    <style:style style:name="P12" style:family="paragraph" style:parent-style-name="Standard" style:list-style-name="L5">
      <style:paragraph-properties>
        <style:tab-stops>
          <style:tab-stop style:position="4.9272in"/>
        </style:tab-stops>
      </style:paragraph-properties>
      <style:text-properties style:font-name="Noto Sans CJK JP Regular" fo:font-size="11pt" officeooo:rsid="00093ccd" officeooo:paragraph-rsid="000db3e5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4.9791in"/>
        </style:tab-stops>
      </style:paragraph-properties>
      <style:text-properties officeooo:paragraph-rsid="000b2a7c"/>
    </style:style>
    <style:style style:name="P14" style:family="paragraph" style:parent-style-name="Standard" style:list-style-name="L4">
      <style:paragraph-properties>
        <style:tab-stops>
          <style:tab-stop style:position="4.9791in"/>
        </style:tab-stops>
      </style:paragraph-properties>
      <style:text-properties officeooo:rsid="000b2a7c" officeooo:paragraph-rsid="000b2a7c"/>
    </style:style>
    <style:style style:name="P15" style:family="paragraph" style:parent-style-name="Text_20_body" style:list-style-name="L3">
      <style:paragraph-properties fo:margin-top="0in" fo:margin-bottom="0in" loext:contextual-spacing="false" fo:line-height="100%"/>
      <style:text-properties style:font-name="Noto Sans CJK JP Regular" fo:font-size="11pt" officeooo:rsid="00093ccd" officeooo:paragraph-rsid="000a2436" style:font-size-asian="11pt" style:font-size-complex="11pt"/>
    </style:style>
    <style:style style:name="P16" style:family="paragraph">
      <style:paragraph-properties fo:text-align="end">
        <style:tab-stops>
          <style:tab-stop style:position="1.6071in"/>
        </style:tab-stops>
      </style:paragraph-properties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>
        <style:tab-stops>
          <style:tab-stop style:position="2.8346in"/>
        </style:tab-stops>
      </style:paragraph-properties>
      <style:text-properties fo:font-size="12pt"/>
    </style:style>
    <style:style style:name="T1" style:family="text">
      <style:text-properties style:font-name="Noto Sans CJK JP Regular"/>
    </style:style>
    <style:style style:name="T2" style:family="text">
      <style:text-properties style:font-name="Noto Sans CJK JP Regular" fo:font-size="18pt" style:font-size-asian="18pt" style:font-size-complex="18pt"/>
    </style:style>
    <style:style style:name="T3" style:family="text">
      <style:text-properties style:font-name="Noto Sans CJK JP Regular" fo:font-style="italic" style:text-underline-style="solid" style:text-underline-width="auto" style:text-underline-color="font-color" officeooo:rsid="00093ccd" style:font-style-asian="italic" style:font-style-complex="italic"/>
    </style:style>
    <style:style style:name="T4" style:family="text">
      <style:text-properties style:font-name="Noto Sans CJK JP Regular" fo:font-size="11pt" style:font-size-asian="11pt" style:font-size-complex="11pt"/>
    </style:style>
    <style:style style:name="T5" style:family="text">
      <style:text-properties style:font-name="Noto Sans CJK JP Regular" fo:font-size="11pt" officeooo:rsid="00093ccd" style:font-size-asian="11pt" style:font-size-complex="11pt"/>
    </style:style>
    <style:style style:name="T6" style:family="text">
      <style:text-properties style:font-name="Noto Sans CJK JP Regular" style:text-underline-style="solid" style:text-underline-width="auto" style:text-underline-color="font-color" officeooo:rsid="00093ccd"/>
    </style:style>
    <style:style style:name="T7" style:family="text">
      <style:text-properties fo:font-style="italic" fo:font-weight="normal" officeooo:rsid="000d1a3d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officeooo:rsid="000d1a3d" style:font-style-asian="italic" style:font-style-complex="italic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fo:background-color="transparent" loext:char-shading-value="0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0a2436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15" style:family="text">
      <style:text-properties officeooo:rsid="000a2436"/>
    </style:style>
    <style:style style:name="T16" style:family="text">
      <style:text-properties officeooo:rsid="000b2a7c"/>
    </style:style>
    <style:style style:name="T17" style:family="text">
      <style:text-properties fo:font-weight="normal" officeooo:rsid="000d1a3d" style:font-weight-asian="normal" style:font-weight-complex="normal"/>
    </style:style>
    <style:style style:name="T18" style:family="text">
      <style:text-properties fo:font-weight="normal" officeooo:rsid="000db3e5" style:font-weight-asian="normal" style:font-weight-complex="normal"/>
    </style:style>
    <style:style style:name="T19" style:family="text">
      <style:text-properties fo:font-weight="normal" officeooo:rsid="000e3548" style:font-weight-asian="normal" style:font-weight-complex="normal"/>
    </style:style>
    <style:style style:name="T20" style:family="text">
      <style:text-properties fo:color="#666666"/>
    </style:style>
    <style:style style:name="T21" style:family="text">
      <style:text-properties fo:color="#666666" fo:font-style="italic" style:font-style-asian="italic" style:font-style-complex="italic"/>
    </style:style>
    <style:style style:name="T22" style:family="text">
      <style:text-properties fo:color="#1c052e" style:font-name="Noto Sans CJK JP Regular" style:text-underline-style="solid" style:text-underline-width="auto" style:text-underline-color="font-color" fo:font-weight="bold" officeooo:rsid="00093ccd" style:font-weight-asian="bold" style:font-weight-complex="bold"/>
    </style:style>
    <style:style style:name="T23" style:family="text">
      <style:text-properties fo:color="#1c052e" style:font-name="Noto Sans CJK JP Regular" fo:font-size="15pt" fo:background-color="#00b274" loext:char-shading-value="0" style:font-size-asian="15pt" style:font-size-complex="15pt"/>
    </style:style>
    <style:style style:name="T24" style:family="text">
      <style:text-properties fo:font-size="15pt" officeooo:rsid="000b2a7c" fo:background-color="#7da7d8" loext:char-shading-value="0" style:font-size-asian="15pt" style:font-size-complex="15pt"/>
    </style:style>
    <style:style style:name="T25" style:family="text">
      <style:text-properties fo:font-size="15pt" officeooo:rsid="000db3e5" fo:background-color="#7da7d8" loext:char-shading-value="0" style:font-size-asian="15pt" style:font-size-complex="15pt"/>
    </style:style>
    <style:style style:name="T26" style:family="text">
      <style:text-properties fo:font-size="15pt" officeooo:rsid="000d1a3d" fo:background-color="#f37b70" loext:char-shading-value="0" style:font-size-asian="15pt" style:font-size-complex="15pt"/>
    </style:style>
    <style:style style:name="T27" style:family="text">
      <style:text-properties officeooo:rsid="000db3e5"/>
    </style:style>
    <style:style style:name="T28" style:family="text">
      <style:text-properties style:font-name="Noto Sans CJK JP Regular" fo:font-size="12pt"/>
    </style:style>
    <style:style style:name="T29" style:family="text">
      <style:text-properties fo:color="#666666" style:font-name="Noto Sans CJK JP Regular" fo:font-size="12pt" style:font-name-complex="Noto Sans CJK JP Regular"/>
    </style:style>
    <style:style style:name="T30" style:family="text">
      <style:text-properties style:font-name="Noto Sans CJK JP Regular" fo:font-size="12pt" style:font-name-complex="Noto Sans CJK JP Regula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90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0" draw:name="Shape1" draw:style-name="gr1" draw:text-style-name="P18" svg:width="2.9795in" svg:height="0.987in" svg:x="3.472in" svg:y="-0.2244in"><draw:text-box><text:p text:style-name="P16"><text:span text:style-name="T28"/></text:p><text:p text:style-name="P17"><text:span text:style-name="T28"><text:a xlink:href="mailto:brady.ouren@gmail.com" xlink:type="simple">brady.ouren@gmail.com</text:a></text:span></text:p><text:p text:style-name="P17"><text:span text:style-name="T29">626.464.5738</text:span></text:p><text:p text:style-name="P17"><text:span text:style-name="T30"><text:a xlink:href="http://bradyouren.com/" xlink:type="simple">bradyouren.com</text:a></text:span></text:p></draw:text-box></draw:frame><text:span text:style-name="Strong_20_Emphasis"><text:span text:style-name="T2">Brady Ouren</text:span></text:span></text:p>
      <text:p text:style-name="P2"><text:span text:style-name="T21">Software developer <text:s/></text:span><text:span text:style-name="T20"><text:s/></text:span><text:s text:c="16"/></text:p>
      <text:p text:style-name="P6"><text:span text:style-name="T1"/></text:p>
      <text:p text:style-name="P2"/>
      <text:p text:style-name="P1"><text:span text:style-name="Strong_20_Emphasis"><text:span text:style-name="T23"><text:s/>Work history </text:span></text:span></text:p>
      <text:p text:style-name="P2"/>
      <text:p text:style-name="P13"><text:span text:style-name="T22">Lumi <text:s text:c="2"/></text:span><text:span text:style-name="T6"><text:s/><text:tab/></text:span><text:span text:style-name="T3">Nov 2017 – Present</text:span></text:p>
      <text:list xml:id="list4048144203" text:style-name="L4">
        <text:list-item>
          <text:p text:style-name="P14"><text:span text:style-name="T5">B</text:span><text:span text:style-name="T4">uilt code generation from a haskell backend to comprehensive purescript bindings</text:span></text:p>
        </text:list-item>
        <text:list-item>
          <text:p text:style-name="P14"><text:span text:style-name="T4">Worked on complex DSL for package specifications</text:span></text:p>
        </text:list-item>
        <text:list-item>
          <text:p text:style-name="P14"><text:span text:style-name="T4">Managed large scale projects in multi-faceted applications</text:span></text:p>
        </text:list-item>
      </text:list>
      <text:p text:style-name="P5"><text:line-break/><text:span text:style-name="T12">AndAnd LLC </text:span><text:span text:style-name="T13">(Partner / Software)</text:span><text:span text:style-name="T12"> <text:s/></text:span><text:span text:style-name="T10"><text:s text:c="3"/><text:tab/></text:span><text:span text:style-name="T8">Jan 2016 – Jan 2018</text:span></text:p>
      <text:list xml:id="list982583038" text:style-name="L2">
        <text:list-item>
          <text:p text:style-name="P9">Work with clients of varying backgrounds (GIS, Transcoding, Search, etc)</text:p>
        </text:list-item>
        <text:list-item>
          <text:p text:style-name="P9">Consult with clients on technical and organizational needs</text:p>
        </text:list-item>
      </text:list>
      <text:p text:style-name="P2"/>
      <text:p text:style-name="P4"><text:span text:style-name="T12">Zest Finance <text:s text:c="3"/></text:span><text:span text:style-name="T10"><text:s/><text:tab/></text:span><text:span text:style-name="T8">May 2015 – Aug 2016</text:span></text:p>
      <text:list xml:id="list1391871876" text:style-name="L3">
        <text:list-item>
          <text:p text:style-name="P15">Built REST API's and client adapters <text:span text:style-name="T15">for microservices in a loan platform</text:span></text:p>
        </text:list-item>
        <text:list-item>
          <text:p text:style-name="P15">organized complex loan servicing logic <text:span text:style-name="T15">with parsers and batch jobs</text:span></text:p>
        </text:list-item>
        <text:list-item>
          <text:p text:style-name="P15">Designed and built a DSL-type debugging tool for Zest's microservices</text:p>
        </text:list-item>
        <text:list-item>
          <text:p text:style-name="P15">Worked closely with data science team for data-pipeline and containerization needs</text:p>
        </text:list-item>
      </text:list>
      <text:p text:style-name="P7"/>
      <text:p text:style-name="P3"><text:span text:style-name="T14">Sports Engine</text:span><text:span text:style-name="T11"> <text:s text:c="4"/><text:tab/></text:span><text:span text:style-name="T8">Mar 2014 – Feb 201</text:span><text:span text:style-name="T9">5</text:span></text:p>
      <text:list xml:id="list1078605320" text:style-name="L1">
        <text:list-item>
          <text:p text:style-name="P8">Built &amp; shipped a platform for tracking, informing, and collect fees from members.</text:p>
        </text:list-item>
        <text:list-item>
          <text:p text:style-name="P8">Paired in small team to meet customer specs</text:p>
        </text:list-item>
        <text:list-item>
          <text:p text:style-name="P8">Full rails-stack implementation from greenfields to completion</text:p>
        </text:list-item>
        <text:list-item>
          <text:p text:style-name="P8">Activerecord/postgres optimizations for reports &amp; custom json datastore queries<text:line-break/></text:p>
        </text:list-item>
      </text:list>
      <text:p text:style-name="P10"><text:span text:style-name="Strong_20_Emphasis"><text:span text:style-name="T25"><text:s/>Open</text:span></text:span><text:span text:style-name="Strong_20_Emphasis"><text:span text:style-name="T24"> Projects </text:span></text:span><text:span text:style-name="Strong_20_Emphasis"><text:span text:style-name="T25">&amp; Presentations </text:span></text:span><text:span text:style-name="Strong_20_Emphasis"><text:span text:style-name="T16"><text:tab/></text:span></text:span><text:a xlink:type="simple" xlink:href="http://github.com/tippenein" text:style-name="Internet_20_link" text:visited-style-name="Visited_20_Internet_20_Link"><text:span text:style-name="Strong_20_Emphasis"><text:span text:style-name="T16">github.com/tippenein</text:span></text:span></text:a></text:p>
      <text:list xml:id="list4287043287" text:style-name="L5">
        <text:list-item>
          <text:p text:style-name="P12"><text:a xlink:type="simple" xlink:href="https://github.com/tippenein/BankHoliday" text:style-name="Internet_20_link" text:visited-style-name="Visited_20_Internet_20_Link"><text:span text:style-name="Strong_20_Emphasis"><text:span text:style-name="T18">Bank holidays</text:span></text:span></text:a></text:p>
        </text:list-item>
        <text:list-item>
          <text:p text:style-name="P12"><text:a xlink:type="simple" xlink:href="https://github.com/tippenein/countable-inflections" text:style-name="Internet_20_link" text:visited-style-name="Visited_20_Internet_20_Link"><text:span text:style-name="Strong_20_Emphasis"><text:span text:style-name="T18">countable-inflections (rails-like inflections)</text:span></text:span></text:a></text:p>
        </text:list-item>
        <text:list-item>
          <text:p text:style-name="P12"><text:a xlink:type="simple" xlink:href="https://github.com/tippenein/hasken" text:style-name="Internet_20_link" text:visited-style-name="Visited_20_Internet_20_Link"><text:span text:style-name="Strong_20_Emphasis"><text:span text:style-name="T18">hasken (searchable local text index)</text:span></text:span></text:a></text:p>
        </text:list-item>
        <text:list-item>
          <text:p text:style-name="P12"><text:a xlink:type="simple" xlink:href="https://github.com/tippenein/dusk" text:style-name="Internet_20_link" text:visited-style-name="Visited_20_Internet_20_Link"><text:span text:style-name="Strong_20_Emphasis"><text:span text:style-name="T18">Dusk (full RSVP system prototype)</text:span></text:span></text:a></text:p>
        </text:list-item>
        <text:list-item>
          <text:p text:style-name="P12"><text:a xlink:type="simple" xlink:href="http://www.bradyouren.com/slides/bridge-talk.html" text:style-name="Internet_20_link" text:visited-style-name="Visited_20_Internet_20_Link"><text:span text:style-name="Strong_20_Emphasis"><text:span text:style-name="T18">Code gen bridge talk</text:span></text:span></text:a><text:span text:style-name="Strong_20_Emphasis"><text:span text:style-name="T18"> <text:s text:c="10"/></text:span></text:span></text:p>
          <text:p text:style-name="P12"><text:span text:style-name="Strong_20_Emphasis"><text:span text:style-name="T18"><text:s text:c="6"/></text:span></text:span><text:span text:style-name="Strong_20_Emphasis"><text:span text:style-name="T19">presentation on how to generate frontend types from your backend api</text:span></text:span></text:p>
        </text:list-item>
        <text:list-item>
          <text:p text:style-name="P12"><text:a xlink:type="simple" xlink:href="http://www.bradyouren.com/slides/tu-parser-prez.html#/" text:style-name="Internet_20_link" text:visited-style-name="Visited_20_Internet_20_Link"><text:span text:style-name="Strong_20_Emphasis"><text:span text:style-name="T18">Generating parsers talk</text:span></text:span></text:a><text:span text:style-name="Strong_20_Emphasis"><text:span text:style-name="T18"> <text:s text:c="15"/></text:span></text:span></text:p>
          <text:p text:style-name="P12"><text:span text:style-name="Strong_20_Emphasis"><text:span text:style-name="T18"><text:s text:c="6"/>presentation focused on using haskell parsers for financial data</text:span></text:span></text:p>
        </text:list-item>
      </text:list>
      <text:p text:style-name="P10"><text:span text:style-name="Strong_20_Emphasis"/></text:p>
      <text:p text:style-name="P11"><text:span text:style-name="Strong_20_Emphasis"><text:span text:style-name="T26"><text:s/>Education </text:span></text:span></text:p>
      <text:p text:style-name="P11"><text:span text:style-name="Strong_20_Emphasis"><text:span text:style-name="T17">University of Minnesota (Twin Cities) <text:tab/></text:span></text:span><text:span text:style-name="Strong_20_Emphasis"><text:span text:style-name="T7">2009 - 2013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5T09:03:34.990373300</meta:creation-date>
    <dc:date>2021-02-25T09:52:35.673459261</dc:date>
    <meta:editing-duration>PT7M1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1" meta:word-count="231" meta:character-count="1571" meta:non-whitespace-character-count="1302"/>
  </office:meta>
</office:document-meta>
</file>